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rsid="000f6ce8" officeooo:paragraph-rsid="0005bd3f"/>
    </style:style>
    <style:style style:name="P2" style:family="paragraph" style:parent-style-name="Text_20_body" style:list-style-name="L1">
      <style:text-properties officeooo:paragraph-rsid="000672ce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paragraph-rsid="000672ce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rsid="0009bb47" officeooo:paragraph-rsid="000672ce"/>
    </style:style>
    <style:style style:name="P5" style:family="paragraph" style:parent-style-name="Text_20_body">
      <style:text-properties officeooo:paragraph-rsid="000672ce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officeooo:rsid="00090a81" officeooo:paragraph-rsid="00090a81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090a81" officeooo:paragraph-rsid="00090a81"/>
    </style:style>
    <style:style style:name="T1" style:family="text">
      <style:text-properties officeooo:rsid="0009691a"/>
    </style:style>
    <style:style style:name="T2" style:family="text">
      <style:text-properties officeooo:rsid="000ae537"/>
    </style:style>
    <style:style style:name="T3" style:family="text">
      <style:text-properties officeooo:rsid="000c0a36"/>
    </style:style>
    <style:style style:name="T4" style:family="text">
      <style:text-properties officeooo:rsid="000d0e17"/>
    </style:style>
    <style:style style:name="T5" style:family="text">
      <style:text-properties officeooo:rsid="000e826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try to create a proper articulation of how these calculations (my alg) actually works</text:p>
      <text:list text:style-name="L1">
        <text:list-item>
          <text:p text:style-name="P2"><text:span text:style-name="Strong_20_Emphasis">Gradient Descent</text:span>:</text:p>
          <text:list>
            <text:list-item>
              <text:p text:style-name="P3">Implement gradient descent to minimize the cost function. Calculate the gradients with respect to the model parameters and update the parameters in the opposite direction of the gradients.</text:p>
            </text:list-item>
            <text:list-item>
              <text:p text:style-name="P4">-take a tweet, send it through model set, get output, use cost function to compare outpute to desired output, little calc to bump each weight in whatever direction brings cost down</text:p>
            </text:list-item>
          </text:list>
        </text:list-item>
        <text:list-item>
          <text:p text:style-name="P2"><text:span text:style-name="Strong_20_Emphasis">Training</text:span>:</text:p>
          <text:list>
            <text:list-item>
              <text:p text:style-name="P3">Iteratively update the model parameters using gradient descent for a certain number of epochs or until convergence.</text:p>
            </text:list-item>
          </text:list>
        </text:list-item>
        <text:list-item>
          <text:p text:style-name="P2"><text:span text:style-name="Strong_20_Emphasis">Inference</text:span>:</text:p>
          <text:list>
            <text:list-item>
              <text:p text:style-name="P2">Use the trained model to make predictions for new feature vectors by performing forward propagation.</text:p>
            </text:list-item>
          </text:list>
        </text:list-item>
      </text:list>
      <text:p text:style-name="P5"/>
      <text:p text:style-name="P5"/>
      <text:p text:style-name="P7">So, gradient descent</text:p>
      <text:p text:style-name="P7">-step one, need to figure out a proper algorithm for converting document level loss values to term level loss values</text:p>
      <text:p text:style-name="P7"><text:tab/>-so long as I always use a bland average for term to document level, I don’t need to worry about <text:tab/>it at that stage</text:p>
      <text:p text:style-name="P7"><text:tab/>-<text:span text:style-name="T1">should be able to use tf-idf scores though?</text:span></text:p>
      <text:p text:style-name="P7"><text:tab/>-<text:span text:style-name="T2">yeah, and then I just need to normalize it, so that total loss assigned to terms adds up to <text:tab/>document loss</text:span></text:p>
      <text:p text:style-name="P7"><text:tab/>-<text:span text:style-name="T3">then, learning rates? Could make them dynamic based on term importance?</text:span></text:p>
      <text:p text:style-name="P7"><text:tab/>-<text:span text:style-name="T3">like, terms that get a greater proportion of the weight have a smaller learning rate</text:span></text:p>
      <text:p text:style-name="P7">-<text:span text:style-name="T4">no, kinda dumb; terms aren’t unique, so we need tf-idf, not just tf, and normalizing can’t work like that?</text:span></text:p>
      <text:p text:style-name="P7">-<text:span text:style-name="T5">new plan; going to go back and apply min-max normalization across my document level loss values as well as my soon to be term loss values</text:span></text:p>
      <text:p text:style-name="P6">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1:41:41.307479082</meta:creation-date>
    <dc:date>2023-12-04T16:19:06.919815683</dc:date>
    <meta:editing-duration>PT58M34S</meta:editing-duration>
    <meta:editing-cycles>9</meta:editing-cycles>
    <meta:generator>LibreOffice/7.5.8.2$Linux_X86_64 LibreOffice_project/50$Build-2</meta:generator>
    <meta:document-statistic meta:table-count="0" meta:image-count="0" meta:object-count="0" meta:page-count="1" meta:paragraph-count="18" meta:word-count="264" meta:character-count="1524" meta:non-whitespace-character-count="1278"/>
  </office:meta>
</office:document-meta>
</file>